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float" office:value="1164" table:style-name="ce2">
            <text:p>1164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CC" table:style-name="ta2">
        <table:table-column table:style-name="co2" table:number-columns-repeated="16384" table:default-cell-style-name="ce2"/>
        <table:table-row table:style-name="ro1">
          <table:table-cell office:value-type="float" office:value="4" table:style-name="ce2">
            <text:p>4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Halstead" table:style-name="ta3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nt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string" table:style-name="ce2">
            <text:p>nt : =, &lt;, ++, &lt;=, +, -, void, return, for, if, int (11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t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Nt : void, int, int, int, int, if, &lt;=, return, for, if, =, =, &lt;, ++, &lt;, ++, +, +, -, - <text:s/>(20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d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nd : i, j, =, iqsort0, swap, a, n, ++ (8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d</text:p>
          </table:table-cell>
          <table:table-cell office:value-type="float" office:value="29" table:style-name="ce2">
            <text:p>29</text:p>
          </table:table-cell>
          <table:table-cell table:style-name="ce2"/>
          <table:table-cell office:value-type="string" table:style-name="ce2">
            <text:p>Nd : iqsort, a, n, i, j, n, i, j, i, n, i, ++i, a[i], a[0], swap, ++j, i, a, swap, j, a, iqsort0, a, j, iqsort0, a, j, n, j (29)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office:value-type="string" table:style-name="ce2">
            <text:p>Longueur</text:p>
          </table:table-cell>
          <table:table-cell office:value-type="float" office:value="49" table:formula="of:=[.B2]+[.B4]" table:style-name="ce2">
            <text:p>49</text:p>
          </table:table-cell>
          <table:table-cell table:style-name="ce2"/>
          <table:table-cell office:value-type="string" table:style-name="ce2">
            <text:p>Opérateurs = opérations relationnelles, opérations arithmétiques, affectations, incrémentations/décrémentations, déclarations de fonctions, déclarations de variabl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cabulaire</text:p>
          </table:table-cell>
          <table:table-cell office:value-type="float" office:value="19" table:formula="of:=[.B1]+[.B3]" table:style-name="ce2">
            <text:p>19</text:p>
          </table:table-cell>
          <table:table-cell table:style-name="ce2"/>
          <table:table-cell office:value-type="string" table:style-name="ce2">
            <text:p>Opérandes = noms de variables, noms de fonctions, valeurs de variables, appel de fonction, affecta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ume</text:p>
          </table:table-cell>
          <table:table-cell office:value-type="float" office:value="208.14844815873568" table:formula="of:=[.B7]*LOG([.B8];2)" table:style-name="ce2">
            <text:p>208,1484482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2">
            <text:p>Difficulté</text:p>
          </table:table-cell>
          <table:table-cell office:value-type="float" office:value="19.9375" table:formula="of:=([.B1]/2)*([.B4]/[.B3])" table:style-name="ce2">
            <text:p>19,9375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2">
            <text:p>Effort</text:p>
          </table:table-cell>
          <table:table-cell office:value-type="float" office:value="4149.959685164793" table:formula="of:=[.B10]*[.B9]" table:style-name="ce2">
            <text:p>4149,959685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office:value-type="string" table:style-name="ce2">
            <text:p>Réponse question 7 :</text:p>
            <text:p>Il est compliqué de définir un standard pour les opérateurs et les opérandes, il peut varier en fonction du programme, de l'équipe de développement, de l'entreprise..</text:p>
            <text:p>Les mesures d'Halsteads sont donc relatives aux valeurs du standard mis en place, et sa validité est donc mise en doute.</text:p>
          </table:table-cell>
          <table:table-cell table:number-columns-repeated="3" table:style-name="ce2"/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UFC" table:style-name="ta4">
        <table:table-column table:style-name="co2" table:number-columns-repeated="16384" table:default-cell-style-name="ce1"/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" style:font-name-asian="Liberation Sans1" style:font-name-complex="Liberation Sans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" style:font-name-asian="Liberation Sans1" style:font-name-complex="Liberation Sans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" style:font-name-asian="Liberation Sans1" style:font-name-complex="Liberation Sans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" style:font-name-asian="Liberation Sans1" style:font-name-complex="Liberation Sans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" style:font-name-asian="Liberation Sans1" style:font-name-complex="Liberation Sans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" style:font-name-asian="Liberation Sans1" style:font-name-complex="Liberation Sans1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dc:creator>blue storm</dc:creator>
    <meta:creation-date>2025-10-16T13:58:32Z</meta:creation-date>
    <dc:date>2025-10-16T15:29:46Z</dc:date>
    <meta:editing-cycles>4</meta:editing-cycles>
    <meta:editing-duration>PT0S</meta:editing-duration>
  </office:meta>
</office:document-meta>
</file>